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break-before="page" style:shadow="none">
        <style:tab-stops/>
      </style:paragraph-properties>
      <style:text-properties style:font-name="Liberation Serif" fo:font-size="10pt" style:text-underline-style="solid" style:text-underline-width="auto" style:text-underline-color="font-color" fo:font-weight="normal" officeooo:rsid="00115885" officeooo:paragraph-rsid="00115885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margin-top="0cm" fo:margin-bottom="0cm" loext:contextual-spacing="false" fo:break-before="page" style:shadow="none">
        <style:tab-stops/>
      </style:paragraph-properties>
      <style:text-properties style:font-name="Liberation Serif" fo:font-size="10pt" style:text-underline-style="solid" style:text-underline-width="auto" style:text-underline-color="font-color" fo:font-weight="normal" officeooo:rsid="0016a028" officeooo:paragraph-rsid="0016a028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top="0cm" fo:margin-bottom="0cm" loext:contextual-spacing="false" style:shadow="none">
        <style:tab-stops/>
      </style:paragraph-properties>
      <style:text-properties style:font-name="Liberation Serif" fo:font-size="10pt" style:text-underline-style="solid" style:text-underline-width="auto" style:text-underline-color="font-color" fo:font-weight="normal" officeooo:rsid="001bcc75" officeooo:paragraph-rsid="001bcc75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top="0cm" fo:margin-bottom="0cm" loext:contextual-spacing="false" style:shadow="none">
        <style:tab-stops/>
      </style:paragraph-properties>
      <style:text-properties style:font-name="Liberation Serif" fo:font-size="10pt" style:text-underline-style="solid" style:text-underline-width="auto" style:text-underline-color="font-color" fo:font-weight="normal" officeooo:rsid="002be35d" officeooo:paragraph-rsid="002be35d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top="0cm" fo:margin-bottom="0cm" loext:contextual-spacing="false" style:shadow="none">
        <style:tab-stops/>
      </style:paragraph-properties>
      <style:text-properties style:font-name="Liberation Serif" fo:font-size="10pt" style:text-underline-style="solid" style:text-underline-width="auto" style:text-underline-color="font-color" fo:font-weight="normal" officeooo:rsid="002dc4d6" officeooo:paragraph-rsid="002dc4d6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top="0cm" fo:margin-bottom="0cm" loext:contextual-spacing="false" style:shadow="none">
        <style:tab-stops/>
      </style:paragraph-properties>
      <style:text-properties style:font-name="Liberation Serif" fo:font-size="10pt" style:text-underline-style="solid" style:text-underline-width="auto" style:text-underline-color="font-color" fo:font-weight="normal" officeooo:rsid="001af73e" officeooo:paragraph-rsid="001af73e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top="0cm" fo:margin-bottom="0cm" loext:contextual-spacing="false" style:shadow="none">
        <style:tab-stops/>
      </style:paragraph-properties>
      <style:text-properties style:font-name="Liberation Serif" fo:font-size="10pt" style:text-underline-style="solid" style:text-underline-width="auto" style:text-underline-color="font-color" fo:font-weight="normal" officeooo:rsid="001daf96" officeooo:paragraph-rsid="001daf96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top="0cm" fo:margin-bottom="0cm" loext:contextual-spacing="false" style:shadow="none">
        <style:tab-stops/>
      </style:paragraph-properties>
      <style:text-properties style:font-name="Liberation Serif" fo:font-size="10pt" style:text-underline-style="solid" style:text-underline-width="auto" style:text-underline-color="font-color" fo:font-weight="normal" officeooo:rsid="0015238f" officeooo:paragraph-rsid="001daf96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top="0cm" fo:margin-bottom="0cm" loext:contextual-spacing="false" style:shadow="none">
        <style:tab-stops/>
      </style:paragraph-properties>
      <style:text-properties style:font-name="Liberation Serif" fo:font-size="10pt" style:text-underline-style="solid" style:text-underline-width="auto" style:text-underline-color="font-color" fo:font-weight="normal" officeooo:rsid="0016b0f5" officeooo:paragraph-rsid="001af73e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top="0cm" fo:margin-bottom="0cm" loext:contextual-spacing="false" style:shadow="none">
        <style:tab-stops/>
      </style:paragraph-properties>
      <style:text-properties style:font-name="Liberation Serif" fo:font-size="10pt" style:text-underline-style="solid" style:text-underline-width="auto" style:text-underline-color="font-color" fo:font-weight="normal" officeooo:rsid="0016b0f5" officeooo:paragraph-rsid="0016b0f5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top="0cm" fo:margin-bottom="0cm" loext:contextual-spacing="false" style:shadow="none">
        <style:tab-stops/>
      </style:paragraph-properties>
      <style:text-properties style:font-name="Liberation Serif" fo:font-size="10pt" style:text-underline-style="solid" style:text-underline-width="auto" style:text-underline-color="font-color" fo:font-weight="normal" officeooo:rsid="0020d92c" officeooo:paragraph-rsid="0020d92c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top="0cm" fo:margin-bottom="0cm" loext:contextual-spacing="false" style:shadow="none">
        <style:tab-stops/>
      </style:paragraph-properties>
      <style:text-properties style:font-name="Liberation Serif" fo:font-size="10pt" style:text-underline-style="solid" style:text-underline-width="auto" style:text-underline-color="font-color" fo:font-weight="normal" officeooo:rsid="0028279d" officeooo:paragraph-rsid="0028279d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top="0cm" fo:margin-bottom="0cm" loext:contextual-spacing="false" style:shadow="none">
        <style:tab-stops/>
      </style:paragraph-properties>
      <style:text-properties style:font-name="Liberation Serif" fo:font-size="10pt" style:text-underline-style="solid" style:text-underline-width="auto" style:text-underline-color="font-color" fo:font-weight="normal" officeooo:rsid="002e573e" officeooo:paragraph-rsid="002e573e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top="0cm" fo:margin-bottom="0cm" loext:contextual-spacing="false" style:shadow="none">
        <style:tab-stops/>
      </style:paragraph-properties>
      <style:text-properties style:font-name="Liberation Serif" fo:font-size="10pt" style:text-underline-style="solid" style:text-underline-width="auto" style:text-underline-color="font-color" fo:font-weight="normal" officeooo:rsid="0030a980" officeooo:paragraph-rsid="0030a980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top="0cm" fo:margin-bottom="0cm" loext:contextual-spacing="false" style:shadow="none">
        <style:tab-stops/>
      </style:paragraph-properties>
      <style:text-properties style:font-name="Liberation Serif" fo:font-size="10pt" style:text-underline-style="solid" style:text-underline-width="auto" style:text-underline-color="font-color" fo:font-weight="normal" officeooo:rsid="0030f99f" officeooo:paragraph-rsid="0030f99f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top="0cm" fo:margin-bottom="0cm" loext:contextual-spacing="false" style:shadow="none">
        <style:tab-stops/>
      </style:paragraph-properties>
      <style:text-properties style:font-name="Liberation Serif" fo:font-size="10pt" style:text-underline-style="none" fo:font-weight="normal" officeooo:rsid="0016a028" officeooo:paragraph-rsid="0016a028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top="0cm" fo:margin-bottom="0cm" loext:contextual-spacing="false" style:shadow="none">
        <style:tab-stops/>
      </style:paragraph-properties>
      <style:text-properties style:font-name="Liberation Serif" fo:font-size="10pt" style:text-underline-style="none" fo:font-weight="normal" officeooo:rsid="001bcc75" officeooo:paragraph-rsid="001bcc75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top="0cm" fo:margin-bottom="0cm" loext:contextual-spacing="false" style:shadow="none">
        <style:tab-stops/>
      </style:paragraph-properties>
      <style:text-properties style:font-name="Liberation Serif" fo:font-size="10pt" style:text-underline-style="none" fo:font-weight="normal" officeooo:rsid="00115885" officeooo:paragraph-rsid="00115885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top="0cm" fo:margin-bottom="0cm" loext:contextual-spacing="false" style:shadow="none">
        <style:tab-stops/>
      </style:paragraph-properties>
      <style:text-properties style:font-name="Liberation Serif" fo:font-size="10pt" style:text-underline-style="none" fo:font-weight="normal" officeooo:rsid="002be35d" officeooo:paragraph-rsid="002be35d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top="0cm" fo:margin-bottom="0cm" loext:contextual-spacing="false" style:shadow="none">
        <style:tab-stops/>
      </style:paragraph-properties>
      <style:text-properties style:font-name="Liberation Serif" fo:font-size="10pt" style:text-underline-style="none" fo:font-weight="normal" officeooo:rsid="002dc4d6" officeooo:paragraph-rsid="002dc4d6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top="0cm" fo:margin-bottom="0cm" loext:contextual-spacing="false" style:shadow="none">
        <style:tab-stops/>
      </style:paragraph-properties>
      <style:text-properties style:font-name="Liberation Serif" fo:font-size="10pt" style:text-underline-style="none" fo:font-weight="normal" officeooo:rsid="001af73e" officeooo:paragraph-rsid="001af73e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top="0cm" fo:margin-bottom="0cm" loext:contextual-spacing="false" style:shadow="none">
        <style:tab-stops/>
      </style:paragraph-properties>
      <style:text-properties style:font-name="Liberation Serif" fo:font-size="10pt" style:text-underline-style="none" fo:font-weight="normal" officeooo:rsid="001daf96" officeooo:paragraph-rsid="001daf96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top="0cm" fo:margin-bottom="0cm" loext:contextual-spacing="false" style:shadow="none">
        <style:tab-stops/>
      </style:paragraph-properties>
      <style:text-properties style:font-name="Liberation Serif" fo:font-size="10pt" style:text-underline-style="none" fo:font-weight="normal" officeooo:rsid="0015238f" officeooo:paragraph-rsid="0015238f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top="0cm" fo:margin-bottom="0cm" loext:contextual-spacing="false" style:shadow="none">
        <style:tab-stops/>
      </style:paragraph-properties>
      <style:text-properties style:font-name="Liberation Serif" fo:font-size="10pt" style:text-underline-style="none" fo:font-weight="normal" officeooo:rsid="0015238f" officeooo:paragraph-rsid="001af73e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top="0cm" fo:margin-bottom="0cm" loext:contextual-spacing="false" style:shadow="none">
        <style:tab-stops/>
      </style:paragraph-properties>
      <style:text-properties style:font-name="Liberation Serif" fo:font-size="10pt" style:text-underline-style="none" fo:font-weight="normal" officeooo:rsid="0016b0f5" officeooo:paragraph-rsid="0016b0f5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top="0cm" fo:margin-bottom="0cm" loext:contextual-spacing="false" style:shadow="none">
        <style:tab-stops/>
      </style:paragraph-properties>
      <style:text-properties style:font-name="Liberation Serif" fo:font-size="10pt" style:text-underline-style="none" fo:font-weight="normal" officeooo:rsid="0016b0f5" officeooo:paragraph-rsid="001af73e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top="0cm" fo:margin-bottom="0cm" loext:contextual-spacing="false" style:shadow="none">
        <style:tab-stops/>
      </style:paragraph-properties>
      <style:text-properties style:font-name="Liberation Serif" fo:font-size="10pt" style:text-underline-style="none" fo:font-weight="normal" officeooo:rsid="0020d92c" officeooo:paragraph-rsid="0020d92c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top="0cm" fo:margin-bottom="0cm" loext:contextual-spacing="false" style:shadow="none">
        <style:tab-stops/>
      </style:paragraph-properties>
      <style:text-properties style:font-name="Liberation Serif" fo:font-size="10pt" style:text-underline-style="none" fo:font-weight="normal" officeooo:rsid="001898c0" officeooo:paragraph-rsid="001898c0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top="0cm" fo:margin-bottom="0cm" loext:contextual-spacing="false" style:shadow="none">
        <style:tab-stops/>
      </style:paragraph-properties>
      <style:text-properties style:font-name="Liberation Serif" fo:font-size="10pt" style:text-underline-style="none" fo:font-weight="normal" officeooo:rsid="00270e02" officeooo:paragraph-rsid="00270e02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top="0cm" fo:margin-bottom="0cm" loext:contextual-spacing="false" style:shadow="none">
        <style:tab-stops/>
      </style:paragraph-properties>
      <style:text-properties style:font-name="Liberation Serif" fo:font-size="10pt" style:text-underline-style="none" fo:font-weight="normal" officeooo:rsid="002a14b9" officeooo:paragraph-rsid="002a14b9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top="0cm" fo:margin-bottom="0cm" loext:contextual-spacing="false" style:shadow="none">
        <style:tab-stops/>
      </style:paragraph-properties>
      <style:text-properties style:font-name="Liberation Serif" fo:font-size="10pt" style:text-underline-style="none" fo:font-weight="normal" officeooo:rsid="002e573e" officeooo:paragraph-rsid="002e573e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top="0cm" fo:margin-bottom="0cm" loext:contextual-spacing="false" style:shadow="none">
        <style:tab-stops/>
      </style:paragraph-properties>
      <style:text-properties style:font-name="Liberation Serif" fo:font-size="10pt" style:text-underline-style="none" fo:font-weight="normal" officeooo:rsid="0030a980" officeooo:paragraph-rsid="0030a980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top="0cm" fo:margin-bottom="0cm" loext:contextual-spacing="false" style:shadow="none">
        <style:tab-stops/>
      </style:paragraph-properties>
      <style:text-properties style:font-name="Liberation Serif" fo:font-size="10pt" style:text-underline-style="none" fo:font-weight="normal" officeooo:rsid="00301b9b" officeooo:paragraph-rsid="00301b9b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top="0cm" fo:margin-bottom="0cm" loext:contextual-spacing="false" style:shadow="none">
        <style:tab-stops/>
      </style:paragraph-properties>
      <style:text-properties style:font-name="Liberation Serif" fo:font-size="10pt" style:text-underline-style="none" fo:font-weight="normal" officeooo:rsid="0030f99f" officeooo:paragraph-rsid="0030f99f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margin-top="0cm" fo:margin-bottom="0cm" loext:contextual-spacing="false" style:shadow="none">
        <style:tab-stops/>
      </style:paragraph-properties>
      <style:text-properties style:font-name="Liberation Serif" fo:font-size="10pt" style:text-underline-style="none" fo:font-weight="bold" officeooo:rsid="003390bb" officeooo:paragraph-rsid="003390bb" style:font-size-asian="10pt" style:font-weight-asian="bold" style:font-size-complex="10pt" style:font-weight-complex="bold"/>
    </style:style>
    <style:style style:name="P36" style:family="paragraph" style:parent-style-name="Preformatted_20_Text">
      <style:paragraph-properties fo:margin-top="0cm" fo:margin-bottom="0cm" loext:contextual-spacing="false" style:shadow="none">
        <style:tab-stops/>
      </style:paragraph-properties>
      <style:text-properties style:font-name="Liberation Serif" fo:font-size="10pt" style:text-underline-style="none" fo:font-weight="normal" officeooo:rsid="0016b0f5" officeooo:paragraph-rsid="001af73e" style:font-size-asian="10pt" style:font-weight-asian="normal" style:font-size-complex="10pt" style:font-weight-complex="normal"/>
    </style:style>
    <style:style style:name="P37" style:family="paragraph" style:parent-style-name="Preformatted_20_Text">
      <style:paragraph-properties fo:margin-top="0cm" fo:margin-bottom="0cm" loext:contextual-spacing="false" style:shadow="none">
        <style:tab-stops/>
      </style:paragraph-properties>
      <style:text-properties style:font-name="Liberation Serif"/>
    </style:style>
    <style:style style:name="P38" style:family="paragraph" style:parent-style-name="Preformatted_20_Text">
      <style:paragraph-properties fo:margin-top="0cm" fo:margin-bottom="0cm" loext:contextual-spacing="false" style:shadow="none">
        <style:tab-stops/>
      </style:paragraph-properties>
      <style:text-properties style:font-name="Liberation Serif" officeooo:rsid="0020d92c" officeooo:paragraph-rsid="0020d92c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19632"/>
    </style:style>
    <style:style style:name="T3" style:family="text">
      <style:text-properties style:text-underline-style="none" officeooo:rsid="001af73e"/>
    </style:style>
    <style:style style:name="T4" style:family="text">
      <style:text-properties style:text-underline-style="none" officeooo:rsid="001daf96"/>
    </style:style>
    <style:style style:name="T5" style:family="text">
      <style:text-properties style:text-underline-style="none" officeooo:rsid="00254a37"/>
    </style:style>
    <style:style style:name="T6" style:family="text">
      <style:text-properties officeooo:rsid="001258c5"/>
    </style:style>
    <style:style style:name="T7" style:family="text">
      <style:text-properties officeooo:rsid="00158083"/>
    </style:style>
    <style:style style:name="T8" style:family="text">
      <style:text-properties officeooo:rsid="001af73e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16b0f5"/>
    </style:style>
    <style:style style:name="T11" style:family="text">
      <style:text-properties style:text-underline-style="solid" style:text-underline-width="auto" style:text-underline-color="font-color" officeooo:rsid="001898c0"/>
    </style:style>
    <style:style style:name="T12" style:family="text">
      <style:text-properties style:text-underline-style="solid" style:text-underline-width="auto" style:text-underline-color="font-color" officeooo:rsid="0015238f"/>
    </style:style>
    <style:style style:name="T13" style:family="text">
      <style:text-properties officeooo:rsid="0016b0f5"/>
    </style:style>
    <style:style style:name="T14" style:family="text">
      <style:text-properties officeooo:rsid="001898c0"/>
    </style:style>
    <style:style style:name="T15" style:family="text">
      <style:text-properties officeooo:rsid="0015238f"/>
    </style:style>
    <style:style style:name="T16" style:family="text">
      <style:text-properties officeooo:rsid="0020d92c"/>
    </style:style>
    <style:style style:name="T17" style:family="text">
      <style:text-properties officeooo:rsid="002dc4d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Grafos</text:p>
      <text:p text:style-name="P35">Matemáticas</text:p>
      <text:p text:style-name="P2">Ordenar una estructura<text:span text:style-name="T1"> O(N log N)</text:span></text:p>
      <text:p text:style-name="P16">struct ura {</text:p>
      <text:p text:style-name="P16"><text:tab/>int x,y,z;</text:p>
      <text:p text:style-name="P16"><text:tab/>bool operator &lt; (const ura &amp;A) const {</text:p>
      <text:p text:style-name="P16"><text:tab/><text:tab/>//principal a ordenar</text:p>
      <text:p text:style-name="P16"><text:tab/><text:tab/>if(x&lt;A.x)</text:p>
      <text:p text:style-name="P16"><text:tab/><text:tab/><text:tab/>return true;</text:p>
      <text:p text:style-name="P16"><text:tab/><text:tab/>//segundo criterio de ordenación</text:p>
      <text:p text:style-name="P16"><text:tab/><text:tab/>if(x==A.x)</text:p>
      <text:p text:style-name="P16"><text:tab/><text:tab/><text:tab/>if(y&lt;A.y)</text:p>
      <text:p text:style-name="P16"><text:tab/><text:tab/><text:tab/><text:tab/>return true;</text:p>
      <text:p text:style-name="P16"><text:tab/><text:tab/>return false;</text:p>
      <text:p text:style-name="P16"><text:tab/>}</text:p>
      <text:p text:style-name="P16">}arr[<text:span text:style-name="T8">N+</text:span>2];</text:p>
      <text:p text:style-name="P16">sort(arr+1,arr+N+1);</text:p>
      <text:p text:style-name="P16"/>
      <text:p text:style-name="P3">Montículo<text:span text:style-name="T1"> O(log K) </text:span></text:p>
      <text:p text:style-name="P17">//montículo de mínimos, poner monti[0]=INT_MIN</text:p>
      <text:p text:style-name="P17">void meter(int x) {</text:p>
      <text:p text:style-name="P17"><text:tab/>tope++;</text:p>
      <text:p text:style-name="P17"><text:tab/>int pos=tope;</text:p>
      <text:p text:style-name="P17"><text:tab/>while(monti[pos/2]&gt;x) {</text:p>
      <text:p text:style-name="P17"><text:tab/><text:tab/>monti[pos]=monti[pos/2];</text:p>
      <text:p text:style-name="P17"><text:tab/><text:tab/>pos/=2;</text:p>
      <text:p text:style-name="P17"><text:tab/>}</text:p>
      <text:p text:style-name="P17"><text:tab/>monti[pos]=x;</text:p>
      <text:p text:style-name="P17">}</text:p>
      <text:p text:style-name="P17">int sacar() {</text:p>
      <text:p text:style-name="P17"><text:tab/>int respuesta=monti[1];</text:p>
      <text:p text:style-name="P17"><text:tab/>int aux=monti[tope--];</text:p>
      <text:p text:style-name="P17"><text:tab/>int act=1,hijo=2;</text:p>
      <text:p text:style-name="P17"><text:tab/>while(hijo&lt;=tope) {</text:p>
      <text:p text:style-name="P17"><text:tab/><text:tab/>if(monti[hijo]&gt;monti[hijo+1] &amp;&amp; hijo+1&lt;=tope)</text:p>
      <text:p text:style-name="P17"><text:tab/><text:tab/><text:tab/>hijo++;</text:p>
      <text:p text:style-name="P17"><text:tab/><text:tab/>if(monti[hijo]&gt;=aux)</text:p>
      <text:p text:style-name="P17"><text:tab/><text:tab/><text:tab/>break;</text:p>
      <text:p text:style-name="P17"><text:tab/><text:tab/>monti[act]=monti[hijo];</text:p>
      <text:p text:style-name="P17"><text:tab/><text:tab/>act=hijo; hijo+=hijo;</text:p>
      <text:p text:style-name="P17"><text:tab/>}</text:p>
      <text:p text:style-name="P17"><text:tab/>monti[act]=aux;</text:p>
      <text:p text:style-name="P17"><text:tab/>return respuesta;</text:p>
      <text:p text:style-name="P17">}</text:p>
      <text:p text:style-name="P1">Barrido de minimos/maximos<text:span text:style-name="T1"> O(3N) </text:span><text:span text:style-name="T2">Encuentra el menor en un rango ‘d’ </text:span></text:p>
      <text:p text:style-name="P18">void derizq(int a,int b) {</text:p>
      <text:p text:style-name="P18"><text:tab/>int mini<text:span text:style-name="T6">=INT_MAX</text:span>;</text:p>
      <text:p text:style-name="P18"><text:tab/>for(int l=b;l&gt;=a;l--)</text:p>
      <text:p text:style-name="P18"><text:tab/><text:tab/>menor[l]=mini=min(arr[l],mini);</text:p>
      <text:p text:style-name="P18">}</text:p>
      <text:p text:style-name="P18">void izqder(int a,int b) {</text:p>
      <text:p text:style-name="P18"><text:tab/>int mini=<text:span text:style-name="T6">INT_MAX</text:span>;</text:p>
      <text:p text:style-name="P18"><text:tab/>for(int l=a;l&lt;=b;l++)</text:p>
      <text:p text:style-name="P18"><text:tab/><text:tab/>menor[l]=mini=min(arr[l],mini);</text:p>
      <text:p text:style-name="P18">}</text:p>
      <text:p text:style-name="P18">void comparar(int a,int b,int d) {</text:p>
      <text:p text:style-name="P18"><text:tab/>for(int l=a;l&lt;=b;l++) </text:p>
      <text:p text:style-name="P18"><text:tab/><text:tab/>menor[l-d+1]=min(menor[l-d+1],menor[l]);</text:p>
      <text:p text:style-name="P18">}</text:p>
      <text:p text:style-name="P18">void menores(int d,int N) {</text:p>
      <text:p text:style-name="P18"><text:s text:c="4"/>int ini1=1,fin1=d,ini2=fin1+1,fin2=fin1+d;</text:p>
      <text:p text:style-name="P18"><text:s text:c="4"/>while(fin2&lt;=N) {</text:p>
      <text:p text:style-name="P18"><text:s text:c="8"/>derizq(ini1,fin1); //<text:span text:style-name="T8">mejor en primera zona</text:span></text:p>
      <text:p text:style-name="P18"><text:s text:c="8"/>izqder(ini2,fin2); //<text:span text:style-name="T8">mejor en segunda zona</text:span></text:p>
      <text:p text:style-name="P18"><text:s text:c="8"/>comparar(ini2,fin2,d); //<text:span text:style-name="T8">mejor intercalado</text:span></text:p>
      <text:p text:style-name="P18"><text:s text:c="8"/>ini1+=d; fin1+=d; ini2+=d; fin2+=d;</text:p>
      <text:p text:style-name="P18"><text:s text:c="4"/>}</text:p>
      <text:p text:style-name="P18"><text:s text:c="4"/>if(ini2&gt;N) {</text:p>
      <text:p text:style-name="P18"><text:s text:c="4"/><text:tab/>derizq(ini1,fin1); </text:p>
      <text:p text:style-name="P18"><text:s text:c="4"/>} else {</text:p>
      <text:p text:style-name="P18"><text:s text:c="8"/>derizq(ini1,fin1); </text:p>
      <text:p text:style-name="P18"><text:s text:c="8"/>izqder(ini2,N);</text:p>
      <text:p text:style-name="P18"><text:s text:c="8"/>comparar(ini2,N,d);</text:p>
      <text:p text:style-name="P18"><text:s text:c="8"/>///da valor a los que ya no tienen comparacion directa</text:p>
      <text:p text:style-name="P18"><text:s text:c="8"/>ini1+=N-ini2+2;</text:p>
      <text:p text:style-name="P18"><text:s text:c="8"/>for(int l=ini1;l&lt;=fin1;l++) </text:p>
      <text:p text:style-name="P18"><text:s text:c="12"/>menor[l]=min(menor[l],menor[N]);</text:p>
      <text:p text:style-name="P18"><text:s text:c="4"/>}</text:p>
      <text:p text:style-name="P18">}</text:p>
      <text:p text:style-name="P18"/>
      <text:p text:style-name="P4">Crear y navegar en un grafo con lista enlazada<text:span text:style-name="T1"> O(E) Codigo para crear el grafo y navegar un nodo con lista enlazada</text:span></text:p>
      <text:p text:style-name="P19">//Ocupa dos arreglos ‘nodos[V+2][2] ‘ y ‘aristas[2E+2][3]’, aristas[2E+2][2] si las aristas no tienen peso</text:p>
      <text:p text:style-name="P19">void unir(int a,int b,int c) {</text:p>
      <text:p text:style-name="P19"><text:tab/>tope++;</text:p>
      <text:p text:style-name="P19"><text:tab/>if(!nodos[a][ini])</text:p>
      <text:p text:style-name="P19"><text:tab/><text:tab/>nodos[a][ini]=tope;</text:p>
      <text:p text:style-name="P19"><text:tab/>else</text:p>
      <text:p text:style-name="P19"><text:tab/><text:tab/>aristas[nodos[a][fin]][sig]=tope;</text:p>
      <text:p text:style-name="P19"><text:tab/>nodos[a][fin]=tope;</text:p>
      <text:p text:style-name="P19"><text:tab/>aristas[tope][vec]=b;</text:p>
      <text:p text:style-name="P19"><text:tab/>aristas[tope][peso]=c;</text:p>
      <text:p text:style-name="P19">}</text:p>
      <text:p text:style-name="P19"/>
      <text:p text:style-name="P19">void navegar(int a) {</text:p>
      <text:p text:style-name="P19"><text:tab/>int nav=nodos[a][ini],v;</text:p>
      <text:p text:style-name="P19"><text:tab/>while(nav) {</text:p>
      <text:p text:style-name="P19"><text:tab/><text:tab/>v=aristas[nav][vec];</text:p>
      <text:p text:style-name="P19"><text:tab/><text:tab/>nav=aristas[nav][sig];</text:p>
      <text:p text:style-name="P19"><text:tab/><text:tab/>//hacer algo con su vecino 'v'</text:p>
      <text:p text:style-name="P19"><text:tab/>}</text:p>
      <text:p text:style-name="P19">}</text:p>
      <text:p text:style-name="P18"/>
      <text:p text:style-name="P5"><text:soft-page-break/>Union find<text:span text:style-name="T1"> O(log V) Determinar si dos nodos pertenecen a un mismo conjunto / Saber si una arista crear un ciclo</text:span></text:p>
      <text:p text:style-name="P20">//al inicio todos son sus propios padres y el tamaño de todos es 1</text:p>
      <text:p text:style-name="P20">void padre(int x) {</text:p>
      <text:p text:style-name="P20"><text:tab/>while(padres[x]!=x) {</text:p>
      <text:p text:style-name="P20"><text:tab/><text:tab/>padres[x]=padres[padres[x]];</text:p>
      <text:p text:style-name="P20"><text:tab/><text:tab/>x=padres[x];</text:p>
      <text:p text:style-name="P20"><text:tab/>}</text:p>
      <text:p text:style-name="P20"><text:tab/>return x;</text:p>
      <text:p text:style-name="P20">}</text:p>
      <text:p text:style-name="P20">bool union_find(int a,int b) {</text:p>
      <text:p text:style-name="P20"><text:tab/>a=padre(a);</text:p>
      <text:p text:style-name="P20"><text:tab/>b=padre(b);</text:p>
      <text:p text:style-name="P20"><text:tab/>if(a!=b) {</text:p>
      <text:p text:style-name="P20"><text:tab/><text:tab/>if(tama[a]&gt;tama[b]) {</text:p>
      <text:p text:style-name="P20"><text:tab/><text:tab/><text:tab/>tama[a]+=tama[b];</text:p>
      <text:p text:style-name="P20"><text:tab/><text:tab/><text:tab/>padres[b]=a;</text:p>
      <text:p text:style-name="P20"><text:tab/><text:tab/>} else {</text:p>
      <text:p text:style-name="P20"><text:tab/><text:tab/><text:tab/>tama[b]+=tama[a];</text:p>
      <text:p text:style-name="P20"><text:tab/><text:tab/><text:tab/>padres[a]=b;</text:p>
      <text:p text:style-name="P20"><text:tab/><text:tab/>}</text:p>
      <text:p text:style-name="P20"><text:tab/><text:tab/>return true;</text:p>
      <text:p text:style-name="P20"><text:tab/>}</text:p>
      <text:p text:style-name="P20"><text:tab/>return false;</text:p>
      <text:p text:style-name="P20">}</text:p>
      <text:p text:style-name="P20"/>
      <text:p text:style-name="P6">Diametro de un árbol<text:span text:style-name="T1"> O(</text:span><text:span text:style-name="T4">V</text:span><text:span text:style-name="T1">) </text:span></text:p>
      <text:p text:style-name="P21">int diametro(int pos) {</text:p>
      <text:p text:style-name="P21"><text:tab/>if(mejor_radio[pos])</text:p>
      <text:p text:style-name="P21"><text:tab/><text:tab/>return mejor_radio[pos];</text:p>
      <text:p text:style-name="P21"><text:tab/>if(vec[pos].size()==0) { //se llego a una hoja</text:p>
      <text:p text:style-name="P21"><text:tab/><text:tab/>mejor_radio[pos]=1;</text:p>
      <text:p text:style-name="P21"><text:tab/><text:tab/>return 1;</text:p>
      <text:p text:style-name="P21"><text:tab/>}</text:p>
      <text:p text:style-name="P21"><text:tab/>int maxi=0,maxi2=0,aux;</text:p>
      <text:p text:style-name="P21"><text:tab/>for(vector&lt;int&gt;::iterator it=vec[pos].begin();it!=vec[pos].end();it++) { //se checa el radio de cada hijo</text:p>
      <text:p text:style-name="P21"><text:tab/><text:tab/>aux=diametro(*it);</text:p>
      <text:p text:style-name="P21"><text:tab/><text:tab/>if(aux&gt;maxi) { //radio uno</text:p>
      <text:p text:style-name="P21"><text:tab/><text:tab/><text:tab/>if(maxi&gt;maxi2) maxi2=maxi;</text:p>
      <text:p text:style-name="P21"><text:tab/><text:tab/><text:tab/>maxi=aux;</text:p>
      <text:p text:style-name="P21"><text:tab/><text:tab/>} else if(aux&gt;maxi2) { //radio dos</text:p>
      <text:p text:style-name="P21"><text:tab/><text:tab/><text:tab/>maxi2=aux;</text:p>
      <text:p text:style-name="P21"><text:tab/><text:tab/>}</text:p>
      <text:p text:style-name="P21"><text:tab/>}</text:p>
      <text:p text:style-name="P21"><text:tab/>mejor=max(mejor,maxi+maxi2+1); //se verifica si con ese centro es el mejor diametro</text:p>
      <text:p text:style-name="P21"><text:tab/>mejor_radio[pos]=maxi+1;</text:p>
      <text:p text:style-name="P21"><text:tab/>return maxi+1; //devuelve su mejor radio mas el</text:p>
      <text:p text:style-name="P21">}</text:p>
      <text:p text:style-name="P21"/>
      <text:p text:style-name="P7">Orden topologico<text:span text:style-name="T1"> O(V+E) Usado en grafos dirigidos aciclicos, devuelve el orden en que se deben realizar las tareas</text:span></text:p>
      <text:p text:style-name="P22">void orden_topologico_DFS(int a) {</text:p>
      <text:p text:style-name="P22"><text:tab/>vis[a]=1;</text:p>
      <text:p text:style-name="P22"><text:tab/>int nav=nodos[a][ini],v;</text:p>
      <text:p text:style-name="P22"><text:tab/>while(nav) {</text:p>
      <text:p text:style-name="P22"><text:tab/><text:tab/>v=aristas[nav][vec];</text:p>
      <text:p text:style-name="P22"><text:tab/><text:tab/>nav=aristas[nav][sig];</text:p>
      <text:p text:style-name="P22"><text:tab/><text:tab/>if(!vis[v])</text:p>
      <text:p text:style-name="P22"><text:tab/><text:tab/><text:tab/>orden_topologico_DFS(v);</text:p>
      <text:p text:style-name="P22"><text:tab/>}</text:p>
      <text:p text:style-name="P22"><text:soft-page-break/><text:tab/>pila.push(a);</text:p>
      <text:p text:style-name="P22">}</text:p>
      <text:p text:style-name="P22">void orden_topologico() {</text:p>
      <text:p text:style-name="P22"><text:tab/>for(int i=1;i&lt;=N;i++)</text:p>
      <text:p text:style-name="P22"><text:tab/><text:tab/>if(!vis[i])</text:p>
      <text:p text:style-name="P22"><text:tab/><text:tab/><text:tab/>orden_topologico_DFS(i);</text:p>
      <text:p text:style-name="P22"><text:tab/>while(!pila.empty()) {</text:p>
      <text:p text:style-name="P22"><text:tab/><text:tab/>stack.top();</text:p>
      <text:p text:style-name="P22"><text:tab/><text:tab/>stack.pop();</text:p>
      <text:p text:style-name="P22"><text:tab/>}</text:p>
      <text:p text:style-name="P22">}</text:p>
      <text:p text:style-name="P8"/>
      <text:p text:style-name="P22"><text:span text:style-name="T12">Minimum Spanning Tree Kruskal</text:span><text:span text:style-name="T15"> O(</text:span>E<text:span text:style-name="T15"> log </text:span>E<text:span text:style-name="T15">) <text:s/>Da el árbol con el menor peso de aristas de un grafo</text:span></text:p>
      <text:p text:style-name="P23">//<text:span text:style-name="T8">se ordenan las artistas de menor a mayor, apoyo de union find</text:span></text:p>
      <text:p text:style-name="P23">void MST(int N,int M) {</text:p>
      <text:p text:style-name="P23"><text:tab/>int usados=N-1,i=1;</text:p>
      <text:p text:style-name="P23"><text:tab/>while(usados &amp;&amp; i&lt;=M) {</text:p>
      <text:p text:style-name="P23"><text:tab/><text:tab/>if(<text:span text:style-name="T17">union_find</text:span>(grafo[i].a,grafo[i].b)) {</text:p>
      <text:p text:style-name="P23"><text:tab/><text:tab/><text:tab/>//<text:span text:style-name="T7">Aqui se decide que hacer con la arista</text:span></text:p>
      <text:p text:style-name="P23"><text:tab/><text:tab/><text:tab/>usados--;</text:p>
      <text:p text:style-name="P23"><text:tab/><text:tab/>}</text:p>
      <text:p text:style-name="P23"><text:tab/><text:tab/>i++;</text:p>
      <text:p text:style-name="P23"><text:tab/>}</text:p>
      <text:p text:style-name="P24">}</text:p>
      <text:p text:style-name="P9"/>
      <text:p text:style-name="P24"><text:span text:style-name="T10">Algoritmo de Dijkstra</text:span><text:span text:style-name="T13"> O((V+E)*log V)) Encuentra el camino mínimo de un nodo a todos, no soporta ciclos negativos</text:span></text:p>
      <text:p text:style-name="P10"><text:span text:style-name="T1">//</text:span><text:span text:style-name="T3">iniciar distancia en infnito</text:span></text:p>
      <text:p text:style-name="P25">#define vec 0 <text:s text:c="2"/>peso 1 <text:s text:c="2"/>sig 2 <text:s text:c="2"/>ini 0 <text:s text:c="2"/>fin 1</text:p>
      <text:p text:style-name="P25">void Dijkstra(int raiz) {</text:p>
      <text:p text:style-name="P25"><text:tab/>int nav,nuevo;</text:p>
      <text:p text:style-name="P25"><text:tab/>ura act,otra;</text:p>
      <text:p text:style-name="P25"><text:tab/>act.nodo=raiz; act.acum=0;</text:p>
      <text:p text:style-name="P25"><text:tab/>dista[raiz]=0; </text:p>
      <text:p text:style-name="P25"><text:tab/>meter(act);</text:p>
      <text:p text:style-name="P25"><text:tab/>while(tope) {</text:p>
      <text:p text:style-name="P25"><text:tab/><text:tab/>act=sacar();</text:p>
      <text:p text:style-name="P25"><text:tab/><text:tab/>vis[act.nodo]=1; </text:p>
      <text:p text:style-name="P25"><text:tab/><text:tab/>nav=padres[act.nodo][ini];</text:p>
      <text:p text:style-name="P25"><text:tab/><text:tab/>while(nav) {</text:p>
      <text:p text:style-name="P25"><text:tab/><text:tab/><text:tab/>nuevo=grafo[nav][vec];</text:p>
      <text:p text:style-name="P25"><text:tab/><text:tab/><text:tab/>if(!vis[nuevo] &amp;&amp; grafo[nav][peso]+dista[act.nodo]&lt;dista[nuevo]) {</text:p>
      <text:p text:style-name="P25"><text:tab/><text:tab/><text:tab/><text:tab/>otra.nodo=nuevo; otra.acum=grafo[nav][peso]+dista[act.nodo];</text:p>
      <text:p text:style-name="P25"><text:tab/><text:tab/><text:tab/><text:tab/>dista[nuevo]=otra.acum;</text:p>
      <text:p text:style-name="P25"><text:tab/><text:tab/><text:tab/><text:tab/>meter(otra);</text:p>
      <text:p text:style-name="P25"><text:tab/><text:tab/><text:tab/>}</text:p>
      <text:p text:style-name="P25"><text:tab/><text:tab/><text:tab/>nav=grafo[nav][sig];</text:p>
      <text:p text:style-name="P25"><text:tab/><text:tab/>}</text:p>
      <text:p text:style-name="P25"><text:tab/>}</text:p>
      <text:p text:style-name="P26">}</text:p>
      <text:p text:style-name="P26"/>
      <text:p text:style-name="P11">Bellman-Ford<text:span text:style-name="T1"> O(V*E) Encuentra la distancia de uno o varios orígenes </text:span><text:span text:style-name="T5">a todos</text:span><text:span text:style-name="T1">, detecta ciclos negativos</text:span></text:p>
      <text:p text:style-name="P27">//conexion entre ‘a’ y ‘b’ con un peso ‘c’</text:p>
      <text:p text:style-name="P27">//iniciar dista en INF y en 0 para los origenes</text:p>
      <text:p text:style-name="P36">bool ford() {</text:p>
      <text:p text:style-name="P37"><text:s text:c="4"/>for(int i=0;i&lt;N;i++)</text:p>
      <text:p text:style-name="P37"><text:s text:c="8"/>for(int l=1;l&lt;=A;l++)</text:p>
      <text:p text:style-name="P37"><text:s text:c="12"/>if(dista[lista[l].b]&gt;dista[lista[l].a]+lista[l].c)</text:p>
      <text:p text:style-name="P37"><text:s text:c="16"/>dista[lista[l].b]=dista[lista[l].a]+lista[l].c;</text:p>
      <text:p text:style-name="P37"><text:soft-page-break/><text:s text:c="4"/>for(int l=1;l&lt;=A;l++)</text:p>
      <text:p text:style-name="P37"><text:s text:c="8"/>if(dista[lista[l].b]&gt;dista[lista[l].a]+lista[l].c) //<text:span text:style-name="T16">ciclo negativo</text:span></text:p>
      <text:p text:style-name="P37"><text:s text:c="12"/>return false;</text:p>
      <text:p text:style-name="P37"><text:s text:c="4"/>return true;</text:p>
      <text:p text:style-name="P38">}</text:p>
      <text:p text:style-name="P26"><text:span text:style-name="T11">Floyd Warshall</text:span><text:span text:style-name="T14"> O(V³) Encuentra la distancia entre todos, detecta ciclos negativos</text:span></text:p>
      <text:p text:style-name="P28">void Floyd_Warshall(int N) {</text:p>
      <text:p text:style-name="P28"><text:tab/>for(int k=1;k&lt;=N;k++)</text:p>
      <text:p text:style-name="P28"><text:tab/><text:tab/>for(int i=1;i&lt;=N;i++)</text:p>
      <text:p text:style-name="P28"><text:tab/><text:tab/><text:tab/>for(int l=1;l&lt;=N;l++)</text:p>
      <text:p text:style-name="P28"><text:tab/><text:tab/><text:tab/><text:tab/>if(grafo[i][k]+grafo[k][l]&lt;grafo[i][l])</text:p>
      <text:p text:style-name="P28"><text:tab/><text:tab/><text:tab/><text:tab/><text:tab/>grafo[i][l]=grafo[i][k]+grafo[k][l];</text:p>
      <text:p text:style-name="P28">}</text:p>
      <text:p text:style-name="P28"/>
      <text:p text:style-name="P12">Algoritmo de Johnson<text:span text:style-name="T1"> O(V² log V + VE) Encuentra la distancia entre todos, detecta ciclos negativos</text:span></text:p>
      <text:p text:style-name="P29">bool Johnson() {</text:p>
      <text:p text:style-name="P29"><text:tab/>//agregar un nodo con distancia 0</text:p>
      <text:p text:style-name="P29"><text:tab/>int aux,raiz=N+1;</text:p>
      <text:p text:style-name="P29"><text:tab/>for(int i=1;i&lt;=N;i++) {</text:p>
      <text:p text:style-name="P29"><text:tab/><text:tab/>aux=N+i;</text:p>
      <text:p text:style-name="P29"><text:tab/><text:tab/>lista[aux].a=raiz;</text:p>
      <text:p text:style-name="P29"><text:tab/><text:tab/>lista[aux].b=i;</text:p>
      <text:p text:style-name="P29"><text:tab/><text:tab/>lista[aux].c=0;</text:p>
      <text:p text:style-name="P29"><text:tab/>}</text:p>
      <text:p text:style-name="P29"><text:tab/>//Bellman Ford</text:p>
      <text:p text:style-name="P29"><text:tab/>for(int i=0;i&lt;=N;i++) //N+1 nodos</text:p>
      <text:p text:style-name="P29"><text:tab/><text:tab/>for(int l=1;l&lt;=A+N;l++) //N+A aristas</text:p>
      <text:p text:style-name="P29"><text:tab/><text:tab/><text:tab/>if(dista[lista[l].b]&gt;dista[lista[l].a]+lista[l].c)</text:p>
      <text:p text:style-name="P29"><text:tab/><text:tab/><text:tab/><text:tab/>dista[lista[l].b]=dista[lista[l].a]+lista[l].c;</text:p>
      <text:p text:style-name="P29"><text:tab/>for(int l=1;l&lt;=A+N;l++) //N+A aristas</text:p>
      <text:p text:style-name="P29"><text:tab/><text:tab/>if(dista[lista[l].b]&gt;dista[lista[l].a]+lista[l].c)</text:p>
      <text:p text:style-name="P29"><text:tab/><text:tab/><text:tab/>return false;</text:p>
      <text:p text:style-name="P29"><text:tab/>//reasignar el nuevo peso</text:p>
      <text:p text:style-name="P29"><text:tab/>for(int l=1;l&lt;=A;l++)</text:p>
      <text:p text:style-name="P29"><text:tab/><text:tab/>lista[l].c+=dista[lista[l].a]-dista[lista[l].b];</text:p>
      <text:p text:style-name="P29"><text:tab/>//Dijkstra para todos</text:p>
      <text:p text:style-name="P29"><text:tab/>for(int i=1;i&lt;=N;i++)</text:p>
      <text:p text:style-name="P29"><text:tab/><text:tab/>Dijkstra(i);</text:p>
      <text:p text:style-name="P29"><text:tab/>return true;</text:p>
      <text:p text:style-name="P29">}</text:p>
      <text:p text:style-name="P29"/>
      <text:p text:style-name="P12">Robert Tarjan<text:span text:style-name="T1"> O(V+E) Detecta puntos de articulación y puentes en un grafo</text:span></text:p>
      <text:p text:style-name="P30">typedef pair&lt;int, int&gt; Arista;</text:p>
      <text:p text:style-name="P30">int Tarjan(int a, int p) {</text:p>
      <text:p text:style-name="P30"><text:tab/>etiqueta[a]=minimo[a]=++tiempo;</text:p>
      <text:p text:style-name="P30"><text:tab/>int hijos = 0, retorno = 0;</text:p>
      <text:p text:style-name="P30"><text:tab/>int nav=nodos[a][ini],v;</text:p>
      <text:p text:style-name="P30"><text:tab/>while(nav) {</text:p>
      <text:p text:style-name="P30"><text:tab/><text:tab/>v=aristas[nav][vec];</text:p>
      <text:p text:style-name="P30"><text:tab/><text:tab/>nav=aristas[nav][sig];</text:p>
      <text:p text:style-name="P30"><text:tab/><text:tab/>if(v==p &amp;&amp; !retorno++) //pares con mas de una arista</text:p>
      <text:p text:style-name="P30"><text:tab/><text:tab/><text:tab/>continue;</text:p>
      <text:p text:style-name="P30"><text:tab/><text:tab/>if(!etiqueta[v]) { </text:p>
      <text:p text:style-name="P30"><text:tab/><text:tab/><text:tab/>++hijos;</text:p>
      <text:p text:style-name="P30"><text:tab/><text:tab/><text:tab/>Tarjan(v,a);</text:p>
      <text:p text:style-name="P30"><text:tab/><text:tab/><text:tab/>if(etiqueta[a]&lt;=minimo[v])</text:p>
      <text:p text:style-name="P30"><text:tab/><text:tab/><text:tab/><text:tab/>articulacion[a]=true;</text:p>
      <text:p text:style-name="P30"><text:tab/><text:tab/><text:tab/>if(etiqueta[a]&lt;minimo[v])</text:p>
      <text:p text:style-name="P30"><text:soft-page-break/><text:tab/><text:tab/><text:tab/><text:tab/>puentes.push(Arista(a, v));</text:p>
      <text:p text:style-name="P30"><text:tab/><text:tab/><text:tab/>minimo[a]=min(minimo[a],minimo[v]);</text:p>
      <text:p text:style-name="P30"><text:tab/><text:tab/>}</text:p>
      <text:p text:style-name="P30"><text:tab/><text:tab/>minimo[a]=min(minimo[a],etiqueta[v]);</text:p>
      <text:p text:style-name="P30"><text:tab/>}</text:p>
      <text:p text:style-name="P30"><text:tab/>return hijos;</text:p>
      <text:p text:style-name="P30">}</text:p>
      <text:p text:style-name="P30">void PuentesArticulacion() {</text:p>
      <text:p text:style-name="P30"><text:tab/>tiempo = 0;</text:p>
      <text:p text:style-name="P30"><text:tab/>for(int i=1;i&lt;=N;i++)</text:p>
      <text:p text:style-name="P30"><text:tab/><text:tab/>if(!etiqueta[i]) </text:p>
      <text:p text:style-name="P30"><text:tab/><text:tab/><text:tab/>articulacion[i]=Tarjan(i,0)&gt;1; //verifica si es hoja</text:p>
      <text:p text:style-name="P30">}</text:p>
      <text:p text:style-name="P30"/>
      <text:p text:style-name="P13">Orientación de 3 puntos<text:span text:style-name="T1"> O(1) Dadas las coordenadas y orden de los 3 puntos, determinan su orientación</text:span></text:p>
      <text:p text:style-name="P31">struct punto { int x,y; };</text:p>
      <text:p text:style-name="P31">int orientacion(punto p1,punto p2,punto p3) {</text:p>
      <text:p text:style-name="P31"><text:tab/>int val=(p2.y-p1.y)*(p3.x-p2.x)-(p2.x-p1.x)*(p3.y-p2.y);</text:p>
      <text:p text:style-name="P31"><text:tab/>if(!val) return 0; //alineado</text:p>
      <text:p text:style-name="P31"><text:tab/>return (val&gt;0)?1:2; //horario:antihorario</text:p>
      <text:p text:style-name="P31">}</text:p>
      <text:p text:style-name="P31"/>
      <text:p text:style-name="P13">Intersección de dos segmentos<text:span text:style-name="T1"> O(1) Determinar si dos segmentos intersectan</text:span></text:p>
      <text:p text:style-name="P33">bool segmento(punto p,punto q,punto r) {</text:p>
      <text:p text:style-name="P33"><text:tab/>if (q.x&lt;=max(p.x,r.x) &amp;&amp; q.x&gt;=min(p.x,r.x) &amp;&amp; q.y&lt;=max(p.y,r.y) &amp;&amp; q.y&gt;=min(p.y,r.y))</text:p>
      <text:p text:style-name="P33"><text:tab/><text:tab/>return true;</text:p>
      <text:p text:style-name="P33"><text:tab/>return false;</text:p>
      <text:p text:style-name="P33">}</text:p>
      <text:p text:style-name="P33">bool interseccion(punto p1,punto q1,punto p2,punto q2) {</text:p>
      <text:p text:style-name="P33"><text:tab/>int o1=orientacion(p1,q1,p2);</text:p>
      <text:p text:style-name="P33"><text:tab/>int o2=orientacion(p1,q1,q2);</text:p>
      <text:p text:style-name="P33"><text:tab/>int o3=orientacion(p2,q2,p1);</text:p>
      <text:p text:style-name="P33"><text:tab/>int o4=orientacion(p2,q2,q1);</text:p>
      <text:p text:style-name="P33"><text:tab/>if (o1!=o2 &amp;&amp; o3!=o4) return true;</text:p>
      <text:p text:style-name="P33"><text:tab/>if (o1==0 &amp;&amp; segmento(p1, p2, q1)) return true;</text:p>
      <text:p text:style-name="P33"><text:tab/>if (o2==0 &amp;&amp; segmento(p1, q2, q1)) return true;</text:p>
      <text:p text:style-name="P33"><text:tab/>if (o3==0 &amp;&amp; segmento(p2, p1, q2)) return true;</text:p>
      <text:p text:style-name="P33"><text:tab/>if (o4==0 &amp;&amp; segmento(p2, q1, q2)) return true; </text:p>
      <text:p text:style-name="P33"><text:tab/>return false;</text:p>
      <text:p text:style-name="P33">}</text:p>
      <text:p text:style-name="P33"/>
      <text:p text:style-name="P14">Fibonacci<text:span text:style-name="T1"> O(log N) Encuentra el N-esimo valor de la serie de Fibonacci</text:span></text:p>
      <text:p text:style-name="P32">int fib(int n) {</text:p>
      <text:p text:style-name="P32"><text:tab/>if (n==0) return 0;</text:p>
      <text:p text:style-name="P32"><text:tab/>if (n==1 || n==2) return 1;</text:p>
      <text:p text:style-name="P32"><text:tab/>if (f[n]) return f[n];</text:p>
      <text:p text:style-name="P32"><text:tab/>int k=(n&amp;1)?(n+1)/2:n/2;</text:p>
      <text:p text:style-name="P32"><text:tab/>f[n]=(n&amp;1)?(fib(k)*fib(k)+fib(k-1)*fib(k-1)):(2*fib(k-1)+fib(k))*fib(k);</text:p>
      <text:p text:style-name="P32"><text:tab/>return f[n];</text:p>
      <text:p text:style-name="P32">}</text:p>
      <text:p text:style-name="P32"/>
      <text:p text:style-name="P15">Combinatoria y permutación</text:p>
      <text:p text:style-name="P34">Permutación con repetición <text:tab/>n^r</text:p>
      <text:p text:style-name="P34">Permutación sin repetición<text:tab/>n!/(n-r)!</text:p>
      <text:p text:style-name="P34">Combinatoria con repetición<text:tab/>(n+r-1)!/[r!(n-1)!]</text:p>
      <text:p text:style-name="P34">Combinatoria sin repetición<text:tab/>n!/[r!(n-r)!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09:31:20.421523088</meta:creation-date>
    <dc:date>2017-01-15T10:42:33.692746578</dc:date>
    <meta:editing-duration>PT6H27M22S</meta:editing-duration>
    <meta:editing-cycles>21</meta:editing-cycles>
    <meta:generator>LibreOffice/5.1.4.2$Linux_X86_64 LibreOffice_project/10m0$Build-2</meta:generator>
    <meta:document-statistic meta:table-count="0" meta:image-count="0" meta:object-count="0" meta:page-count="7" meta:paragraph-count="317" meta:word-count="975" meta:character-count="8359" meta:non-whitespace-character-count="7140"/>
  </office:meta>
</office:document-meta>
</file>